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06c75c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.5pt" officeooo:paragraph-rsid="001dc89a" style:font-size-asian="10.5pt" style:font-size-complex="10.5pt"/>
    </style:style>
    <style:style style:name="P4" style:family="paragraph" style:parent-style-name="Standard" style:master-page-name="">
      <loext:graphic-properties draw:fill="none"/>
      <style:paragraph-properties fo:margin-left="0cm" fo:margin-right="1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5" style:family="paragraph" style:parent-style-name="Standard" style:master-page-name="">
      <loext:graphic-properties draw:fill="none"/>
      <style:paragraph-properties fo:margin-left="0cm" fo:margin-right="0.7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0cm" fo:margin-right="1cm" fo:text-indent="0cm" style:auto-text-indent="false" fo:background-color="transparent"/>
      <style:text-properties fo:font-size="10.5pt" officeooo:paragraph-rsid="001dc89a" style:font-size-asian="10.5pt" style:font-size-complex="10.5pt"/>
    </style:style>
    <style:style style:name="T1" style:family="text">
      <style:text-properties officeooo:rsid="001ed035"/>
    </style:style>
    <style:style style:name="T2" style:family="text">
      <style:text-properties officeooo:rsid="00238fe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32" text:anchor-type="page" text:anchor-page-number="63" svg:x="0.953cm" svg:y="0cm" svg:width="7.99cm" svg:height="6.001cm" draw:z-index="31">
        <draw:text-box>
          <text:p text:style-name="P2"/>
          <text:p text:style-name="P3">SOFIA TANO GIANONI</text:p>
          <text:p text:style-name="P2">AVENIDA FRANCISCO LUIZ RASERA, 1049<text:span text:style-name="T1"> - JARDIM CALIFÓRNIA - BL-A – AP-18</text:span></text:p>
          <text:p text:style-name="P4"><text:span text:style-name="T2">CEP: </text:span>13425-084<text:span text:style-name="T1"> - PIRACICABA - SP</text:span></text:p>
          <text:p text:style-name="P2"/>
          <text:p text:style-name="P3"/>
          <text:p text:style-name="P5">SOFIA TANO GIANONI</text:p>
          <text:p text:style-name="P2">AVENIDA FRANCISCO LUIZ RASERA, 1049<text:span text:style-name="T1"> - JARDIM CALIFÓRNIA - BL-A – AP-18</text:span></text:p>
          <text:p text:style-name="P6"><text:span text:style-name="T2">CEP: </text:span>13425-084<text:span text:style-name="T1"> - PIRACICABA - SP</text:span></text:p>
        </draw:text-box>
      </draw:frame>
      <draw:frame draw:style-name="fr1" draw:name="Quadro31" text:anchor-type="page" text:anchor-page-number="61" svg:x="0.953cm" svg:y="0cm" svg:width="7.99cm" svg:height="6.001cm" draw:z-index="30">
        <draw:text-box>
          <text:p text:style-name="P2"/>
          <text:p text:style-name="P3">ROSANGELA RODRIGUES SANTOS</text:p>
          <text:p text:style-name="P2">RUA ELIAS FUZARO, 201<text:span text:style-name="T1"> - JARDIM PARQUE JUPIÁ - </text:span></text:p>
          <text:p text:style-name="P4"><text:span text:style-name="T2">CEP: </text:span>13403-346<text:span text:style-name="T1"> - PIRACICABA - SP</text:span></text:p>
          <text:p text:style-name="P2"/>
          <text:p text:style-name="P3"/>
          <text:p text:style-name="P5">ROSANGELA RODRIGUES SANTOS</text:p>
          <text:p text:style-name="P2">RUA ELIAS FUZARO, 201<text:span text:style-name="T1"> - JARDIM PARQUE JUPIÁ - </text:span></text:p>
          <text:p text:style-name="P6"><text:span text:style-name="T2">CEP: </text:span>13403-346<text:span text:style-name="T1"> - PIRACICABA - SP</text:span></text:p>
        </draw:text-box>
      </draw:frame>
      <draw:frame draw:style-name="fr1" draw:name="Quadro30" text:anchor-type="page" text:anchor-page-number="59" svg:x="0.953cm" svg:y="0cm" svg:width="7.99cm" svg:height="6.001cm" draw:z-index="29">
        <draw:text-box>
          <text:p text:style-name="P2"/>
          <text:p text:style-name="P3">ROSANA ANTONIO DE SOUZA</text:p>
          <text:p text:style-name="P2">RUA ANTONIO CORRÊA PACHECO, 21<text:span text:style-name="T1"> - JARDIM BARTIRA (TUPI) - </text:span></text:p>
          <text:p text:style-name="P4"><text:span text:style-name="T2">CEP: </text:span>13428-200<text:span text:style-name="T1"> - PIRACICABA - SP</text:span></text:p>
          <text:p text:style-name="P2"/>
          <text:p text:style-name="P3"/>
          <text:p text:style-name="P5">ROSANA ANTONIO DE SOUZA</text:p>
          <text:p text:style-name="P2">RUA ANTONIO CORRÊA PACHECO, 21<text:span text:style-name="T1"> - JARDIM BARTIRA (TUPI) - </text:span></text:p>
          <text:p text:style-name="P6"><text:span text:style-name="T2">CEP: </text:span>13428-200<text:span text:style-name="T1"> - PIRACICABA - SP</text:span></text:p>
        </draw:text-box>
      </draw:frame>
      <draw:frame draw:style-name="fr1" draw:name="Quadro29" text:anchor-type="page" text:anchor-page-number="57" svg:x="0.953cm" svg:y="0cm" svg:width="7.99cm" svg:height="6.001cm" draw:z-index="28">
        <draw:text-box>
          <text:p text:style-name="P2"/>
          <text:p text:style-name="P3">RAISSA BOMBO PIRES</text:p>
          <text:p text:style-name="P2">RUA PEDRO COBRA, 91<text:span text:style-name="T1"> - CONJUNTO RESIDENCIAL MÁRIO DEDINI - </text:span></text:p>
          <text:p text:style-name="P4"><text:span text:style-name="T2">CEP: </text:span>13412-356<text:span text:style-name="T1"> - PIRACICABA - SP</text:span></text:p>
          <text:p text:style-name="P2"/>
          <text:p text:style-name="P3"/>
          <text:p text:style-name="P5">RAISSA BOMBO PIRES</text:p>
          <text:p text:style-name="P2">RUA PEDRO COBRA, 91<text:span text:style-name="T1"> - CONJUNTO RESIDENCIAL MÁRIO DEDINI - </text:span></text:p>
          <text:p text:style-name="P6"><text:span text:style-name="T2">CEP: </text:span>13412-356<text:span text:style-name="T1"> - PIRACICABA - SP</text:span></text:p>
        </draw:text-box>
      </draw:frame>
      <draw:frame draw:style-name="fr1" draw:name="Quadro28" text:anchor-type="page" text:anchor-page-number="55" svg:x="0.953cm" svg:y="0cm" svg:width="7.99cm" svg:height="6.001cm" draw:z-index="27">
        <draw:text-box>
          <text:p text:style-name="P2"/>
          <text:p text:style-name="P3">PIERRE KROLL</text:p>
          <text:p text:style-name="P2">RUA HERMÍNIA RASERA GERAGE, 149<text:span text:style-name="T1"> - RECANTO DA ÁGUA BRANCA - </text:span></text:p>
          <text:p text:style-name="P4"><text:span text:style-name="T2">CEP: </text:span>13424-782<text:span text:style-name="T1"> - PIRACICABA - SP</text:span></text:p>
          <text:p text:style-name="P2"/>
          <text:p text:style-name="P3"/>
          <text:p text:style-name="P5">PIERRE KROLL</text:p>
          <text:p text:style-name="P2">RUA HERMÍNIA RASERA GERAGE, 149<text:span text:style-name="T1"> - RECANTO DA ÁGUA BRANCA - </text:span></text:p>
          <text:p text:style-name="P6"><text:span text:style-name="T2">CEP: </text:span>13424-782<text:span text:style-name="T1"> - PIRACICABA - SP</text:span></text:p>
        </draw:text-box>
      </draw:frame>
      <draw:frame draw:style-name="fr1" draw:name="Quadro27" text:anchor-type="page" text:anchor-page-number="53" svg:x="0.953cm" svg:y="0cm" svg:width="7.99cm" svg:height="6.001cm" draw:z-index="26">
        <draw:text-box>
          <text:p text:style-name="P2"/>
          <text:p text:style-name="P3">OSWALDO BELARMINO VALADAO JUNIOR</text:p>
          <text:p text:style-name="P2">RUA EMBÚ, 388<text:span text:style-name="T1"> - SANTA TEREZINHA - ESCOLA HELIO PENTEADO DE CASTRO</text:span></text:p>
          <text:p text:style-name="P4"><text:span text:style-name="T2">CEP: </text:span>13409-016<text:span text:style-name="T1"> - PIRACICABA - SP</text:span></text:p>
          <text:p text:style-name="P2"/>
          <text:p text:style-name="P3"/>
          <text:p text:style-name="P5">OSWALDO BELARMINO VALADAO JUNIOR</text:p>
          <text:p text:style-name="P2">RUA EMBÚ, 388<text:span text:style-name="T1"> - SANTA TEREZINHA - ESCOLA HELIO PENTEADO DE CASTRO</text:span></text:p>
          <text:p text:style-name="P6"><text:span text:style-name="T2">CEP: </text:span>13409-016<text:span text:style-name="T1"> - PIRACICABA - SP</text:span></text:p>
        </draw:text-box>
      </draw:frame>
      <draw:frame draw:style-name="fr1" draw:name="Quadro26" text:anchor-type="page" text:anchor-page-number="51" svg:x="0.953cm" svg:y="0cm" svg:width="7.99cm" svg:height="6.001cm" draw:z-index="25">
        <draw:text-box>
          <text:p text:style-name="P2"/>
          <text:p text:style-name="P3">MICHELE FERNANDES DA SILVA GONCALVES</text:p>
          <text:p text:style-name="P2">RUA LUIS LUNARDI, 300<text:span text:style-name="T1"> - VILA RICA - </text:span></text:p>
          <text:p text:style-name="P4"><text:span text:style-name="T2">CEP: </text:span>13522-298<text:span text:style-name="T1"> - SÃO PEDRO - SP</text:span></text:p>
          <text:p text:style-name="P2"/>
          <text:p text:style-name="P3"/>
          <text:p text:style-name="P5">MICHELE FERNANDES DA SILVA GONCALVES</text:p>
          <text:p text:style-name="P2">RUA LUIS LUNARDI, 300<text:span text:style-name="T1"> - VILA RICA - </text:span></text:p>
          <text:p text:style-name="P6"><text:span text:style-name="T2">CEP: </text:span>13522-298<text:span text:style-name="T1"> - SÃO PEDRO - SP</text:span></text:p>
        </draw:text-box>
      </draw:frame>
      <draw:frame draw:style-name="fr1" draw:name="Quadro25" text:anchor-type="page" text:anchor-page-number="49" svg:x="0.953cm" svg:y="0cm" svg:width="7.99cm" svg:height="6.001cm" draw:z-index="24">
        <draw:text-box>
          <text:p text:style-name="P2"/>
          <text:p text:style-name="P3">MARIA VITALINA DE GOES DANTAS</text:p>
          <text:p text:style-name="P2">RUA BARTOLO ZANIN, 81<text:span text:style-name="T1"> - JARDIM MARIA CLAUDIA - </text:span></text:p>
          <text:p text:style-name="P4"><text:span text:style-name="T2">CEP: </text:span>13408-005<text:span text:style-name="T1"> - PIRACICABA - SP</text:span></text:p>
          <text:p text:style-name="P2"/>
          <text:p text:style-name="P3"/>
          <text:p text:style-name="P5">MARIA VITALINA DE GOES DANTAS</text:p>
          <text:p text:style-name="P2">RUA BARTOLO ZANIN, 81<text:span text:style-name="T1"> - JARDIM MARIA CLAUDIA - </text:span></text:p>
          <text:p text:style-name="P6"><text:span text:style-name="T2">CEP: </text:span>13408-005<text:span text:style-name="T1"> - PIRACICABA - SP</text:span></text:p>
        </draw:text-box>
      </draw:frame>
      <draw:frame draw:style-name="fr1" draw:name="Quadro24" text:anchor-type="page" text:anchor-page-number="47" svg:x="0.953cm" svg:y="0cm" svg:width="7.99cm" svg:height="6.001cm" draw:z-index="23">
        <draw:text-box>
          <text:p text:style-name="P2"/>
          <text:p text:style-name="P3">MARIA THERESA SARTORELLI SERRATO</text:p>
          <text:p text:style-name="P2">RUA DO ROSÁRIO, 933<text:span text:style-name="T1"> - CENTRO - AP-123</text:span></text:p>
          <text:p text:style-name="P4"><text:span text:style-name="T2">CEP: </text:span>13400-183<text:span text:style-name="T1"> - PIRACICABA - SP</text:span></text:p>
          <text:p text:style-name="P2"/>
          <text:p text:style-name="P3"/>
          <text:p text:style-name="P5">MARIA THERESA SARTORELLI SERRATO</text:p>
          <text:p text:style-name="P2">RUA DO ROSÁRIO, 933<text:span text:style-name="T1"> - CENTRO - AP-123</text:span></text:p>
          <text:p text:style-name="P6"><text:span text:style-name="T2">CEP: </text:span>13400-183<text:span text:style-name="T1"> - PIRACICABA - SP</text:span></text:p>
        </draw:text-box>
      </draw:frame>
      <draw:frame draw:style-name="fr1" draw:name="Quadro23" text:anchor-type="page" text:anchor-page-number="45" svg:x="0.953cm" svg:y="0cm" svg:width="7.99cm" svg:height="6.001cm" draw:z-index="22">
        <draw:text-box>
          <text:p text:style-name="P2"/>
          <text:p text:style-name="P3">LUCILEIA BARBOSA DA SILVA</text:p>
          <text:p text:style-name="P2">AVENIDA RIO DAS PEDRAS, 2020<text:span text:style-name="T1"> - POMPÉIA - BL-E – AP-2</text:span></text:p>
          <text:p text:style-name="P4"><text:span text:style-name="T2">CEP: </text:span>13425-380<text:span text:style-name="T1"> - PIRACICABA - SP</text:span></text:p>
          <text:p text:style-name="P2"/>
          <text:p text:style-name="P3"/>
          <text:p text:style-name="P5">LUCILEIA BARBOSA DA SILVA</text:p>
          <text:p text:style-name="P2">AVENIDA RIO DAS PEDRAS, 2020<text:span text:style-name="T1"> - POMPÉIA - BL-E – AP-2</text:span></text:p>
          <text:p text:style-name="P6"><text:span text:style-name="T2">CEP: </text:span>13425-380<text:span text:style-name="T1"> - PIRACICABA - SP</text:span></text:p>
        </draw:text-box>
      </draw:frame>
      <draw:frame draw:style-name="fr1" draw:name="Quadro22" text:anchor-type="page" text:anchor-page-number="43" svg:x="0.953cm" svg:y="0cm" svg:width="7.99cm" svg:height="6.001cm" draw:z-index="21">
        <draw:text-box>
          <text:p text:style-name="P2"/>
          <text:p text:style-name="P3">LUCELIA BRAGA MATOS</text:p>
          <text:p text:style-name="P2">RUA PEDRO HABECHIAN, 218<text:span text:style-name="T1"> - JD ITAPUA - </text:span></text:p>
          <text:p text:style-name="P4"><text:span text:style-name="T2">CEP: </text:span>13402-066<text:span text:style-name="T1"> - PIRACICABA - SP</text:span></text:p>
          <text:p text:style-name="P2"/>
          <text:p text:style-name="P3"/>
          <text:p text:style-name="P5">LUCELIA BRAGA MATOS</text:p>
          <text:p text:style-name="P2">RUA PEDRO HABECHIAN, 218<text:span text:style-name="T1"> - JD ITAPUA - </text:span></text:p>
          <text:p text:style-name="P6"><text:span text:style-name="T2">CEP: </text:span>13402-066<text:span text:style-name="T1"> - PIRACICABA - SP</text:span></text:p>
        </draw:text-box>
      </draw:frame>
      <draw:frame draw:style-name="fr1" draw:name="Quadro21" text:anchor-type="page" text:anchor-page-number="41" svg:x="0.953cm" svg:y="0cm" svg:width="7.99cm" svg:height="6.001cm" draw:z-index="20">
        <draw:text-box>
          <text:p text:style-name="P2"/>
          <text:p text:style-name="P3">LITIAN OLIVEIRA DE LIMA BARROS</text:p>
          <text:p text:style-name="P2">RUA FERNANDO LOPES, 537<text:span text:style-name="T1"> - PAULICÉIA - </text:span></text:p>
          <text:p text:style-name="P4"><text:span text:style-name="T2">CEP: </text:span>13424-060<text:span text:style-name="T1"> - PIRACICABA - SP</text:span></text:p>
          <text:p text:style-name="P2"/>
          <text:p text:style-name="P3"/>
          <text:p text:style-name="P5">LITIAN OLIVEIRA DE LIMA BARROS</text:p>
          <text:p text:style-name="P2">RUA FERNANDO LOPES, 537<text:span text:style-name="T1"> - PAULICÉIA - </text:span></text:p>
          <text:p text:style-name="P6"><text:span text:style-name="T2">CEP: </text:span>13424-060<text:span text:style-name="T1"> - PIRACICABA - SP</text:span></text:p>
        </draw:text-box>
      </draw:frame>
      <draw:frame draw:style-name="fr1" draw:name="Quadro20" text:anchor-type="page" text:anchor-page-number="39" svg:x="0.953cm" svg:y="0cm" svg:width="7.99cm" svg:height="6.001cm" draw:z-index="19">
        <draw:text-box>
          <text:p text:style-name="P2"/>
          <text:p text:style-name="P3">LANA RENATA LOPES DA ROCHA</text:p>
          <text:p text:style-name="P2">RUA ANDRES JOSE <text:s/>TUMANG, 1001<text:span text:style-name="T1"> - SÃO JORGE - CASA 74</text:span></text:p>
          <text:p text:style-name="P4"><text:span text:style-name="T2">CEP: </text:span>13402-770<text:span text:style-name="T1"> - PIRACICABA - SP</text:span></text:p>
          <text:p text:style-name="P2"/>
          <text:p text:style-name="P3"/>
          <text:p text:style-name="P5">LANA RENATA LOPES DA ROCHA</text:p>
          <text:p text:style-name="P2">RUA ANDRES JOSE <text:s/>TUMANG, 1001<text:span text:style-name="T1"> - SÃO JORGE - CASA 74</text:span></text:p>
          <text:p text:style-name="P6"><text:span text:style-name="T2">CEP: </text:span>13402-770<text:span text:style-name="T1"> - PIRACICABA - SP</text:span></text:p>
        </draw:text-box>
      </draw:frame>
      <draw:frame draw:style-name="fr1" draw:name="Quadro19" text:anchor-type="page" text:anchor-page-number="37" svg:x="0.953cm" svg:y="0cm" svg:width="7.99cm" svg:height="6.001cm" draw:z-index="18">
        <draw:text-box>
          <text:p text:style-name="P2"/>
          <text:p text:style-name="P3">KATIA KARINA ROSENDO TOBALDINI</text:p>
          <text:p text:style-name="P2">RUA CORCOVADO, 3543<text:span text:style-name="T1"> - VILA SÔNIA - COND. PIRACICABA 3 - BL-20 – AP-44</text:span></text:p>
          <text:p text:style-name="P4"><text:span text:style-name="T2">CEP: </text:span>13408-072<text:span text:style-name="T1"> - PIRACICABA - SP</text:span></text:p>
          <text:p text:style-name="P2"/>
          <text:p text:style-name="P3"/>
          <text:p text:style-name="P5">KATIA KARINA ROSENDO TOBALDINI</text:p>
          <text:p text:style-name="P2">RUA CORCOVADO, 3543<text:span text:style-name="T1"> - VILA SÔNIA - COND. PIRACICABA 3 - BL-20 – AP-44</text:span></text:p>
          <text:p text:style-name="P6"><text:span text:style-name="T2">CEP: </text:span>13408-072<text:span text:style-name="T1"> - PIRACICABA - SP</text:span></text:p>
        </draw:text-box>
      </draw:frame>
      <draw:frame draw:style-name="fr1" draw:name="Quadro18" text:anchor-type="page" text:anchor-page-number="35" svg:x="0.953cm" svg:y="0cm" svg:width="7.99cm" svg:height="6.001cm" draw:z-index="17">
        <draw:text-box>
          <text:p text:style-name="P2"/>
          <text:p text:style-name="P3">KAROLINE PINTO NEVES BOSCARDIN</text:p>
          <text:p text:style-name="P2">RUA RUA CACHOEIRA, 23<text:span text:style-name="T1"> - TAQUARAL - DUQUE DE CAXIAS</text:span></text:p>
          <text:p text:style-name="P4"><text:span text:style-name="T2">CEP: </text:span>25270-650<text:span text:style-name="T1"> - PIRACICABA - SP</text:span></text:p>
          <text:p text:style-name="P2"/>
          <text:p text:style-name="P3"/>
          <text:p text:style-name="P5">KAROLINE PINTO NEVES BOSCARDIN</text:p>
          <text:p text:style-name="P2">RUA RUA CACHOEIRA, 23<text:span text:style-name="T1"> - TAQUARAL - DUQUE DE CAXIAS</text:span></text:p>
          <text:p text:style-name="P6"><text:span text:style-name="T2">CEP: </text:span>25270-650<text:span text:style-name="T1"> - PIRACICABA - SP</text:span></text:p>
        </draw:text-box>
      </draw:frame>
      <draw:frame draw:style-name="fr1" draw:name="Quadro17" text:anchor-type="page" text:anchor-page-number="33" svg:x="0.953cm" svg:y="0cm" svg:width="7.99cm" svg:height="6.001cm" draw:z-index="16">
        <draw:text-box>
          <text:p text:style-name="P2"/>
          <text:p text:style-name="P3">JOAO CARLOS FERNANDES FRANCO</text:p>
          <text:p text:style-name="P2">AVENIDA DOS MARINS, 400<text:span text:style-name="T1"> - GLEBAS CALIFÓRNIA - BL-24 – AP-04</text:span></text:p>
          <text:p text:style-name="P4"><text:span text:style-name="T2">CEP: </text:span>13403-151<text:span text:style-name="T1"> - PIRACICABA - SP</text:span></text:p>
          <text:p text:style-name="P2"/>
          <text:p text:style-name="P3"/>
          <text:p text:style-name="P5">JOAO CARLOS FERNANDES FRANCO</text:p>
          <text:p text:style-name="P2">AVENIDA DOS MARINS, 400<text:span text:style-name="T1"> - GLEBAS CALIFÓRNIA - BL-24 – AP-04</text:span></text:p>
          <text:p text:style-name="P6"><text:span text:style-name="T2">CEP: </text:span>13403-151<text:span text:style-name="T1"> - PIRACICABA - SP</text:span></text:p>
        </draw:text-box>
      </draw:frame>
      <draw:frame draw:style-name="fr1" draw:name="Quadro16" text:anchor-type="page" text:anchor-page-number="31" svg:x="0.953cm" svg:y="0cm" svg:width="7.99cm" svg:height="6.001cm" draw:z-index="15">
        <draw:text-box>
          <text:p text:style-name="P2"/>
          <text:p text:style-name="P3">JAQUELINE SOUZA CERQUEIRA DE LIMA</text:p>
          <text:p text:style-name="P2">RUA FRANCISCO FERNANDES SAMPAIO, 157<text:span text:style-name="T1"> - SANTA TEREZINHA - </text:span></text:p>
          <text:p text:style-name="P4"><text:span text:style-name="T2">CEP: </text:span>13411-187<text:span text:style-name="T1"> - PIRACICABA - SP</text:span></text:p>
          <text:p text:style-name="P2"/>
          <text:p text:style-name="P3"/>
          <text:p text:style-name="P5">JAQUELINE SOUZA CERQUEIRA DE LIMA</text:p>
          <text:p text:style-name="P2">RUA FRANCISCO FERNANDES SAMPAIO, 157<text:span text:style-name="T1"> - SANTA TEREZINHA - </text:span></text:p>
          <text:p text:style-name="P6"><text:span text:style-name="T2">CEP: </text:span>13411-187<text:span text:style-name="T1"> - PIRACICABA - SP</text:span></text:p>
        </draw:text-box>
      </draw:frame>
      <draw:frame draw:style-name="fr1" draw:name="Quadro15" text:anchor-type="page" text:anchor-page-number="29" svg:x="0.953cm" svg:y="0cm" svg:width="7.99cm" svg:height="6.001cm" draw:z-index="14">
        <draw:text-box>
          <text:p text:style-name="P2"/>
          <text:p text:style-name="P3">HELENA DO VALLE FRANCO</text:p>
          <text:p text:style-name="P2">RUA CARMINE TESTA, 312<text:span text:style-name="T1"> - JARDIM CAXAMBU - </text:span></text:p>
          <text:p text:style-name="P4"><text:span text:style-name="T2">CEP: </text:span>13425-062<text:span text:style-name="T1"> - PIRACICABA - SP</text:span></text:p>
          <text:p text:style-name="P2"/>
          <text:p text:style-name="P3"/>
          <text:p text:style-name="P5">HELENA DO VALLE FRANCO</text:p>
          <text:p text:style-name="P2">RUA CARMINE TESTA, 312<text:span text:style-name="T1"> - JARDIM CAXAMBU - </text:span></text:p>
          <text:p text:style-name="P6"><text:span text:style-name="T2">CEP: </text:span>13425-062<text:span text:style-name="T1"> - PIRACICABA - SP</text:span></text:p>
        </draw:text-box>
      </draw:frame>
      <draw:frame draw:style-name="fr1" draw:name="Quadro14" text:anchor-type="page" text:anchor-page-number="27" svg:x="0.953cm" svg:y="0cm" svg:width="7.99cm" svg:height="6.001cm" draw:z-index="13">
        <draw:text-box>
          <text:p text:style-name="P2"/>
          <text:p text:style-name="P3">GABRIELA GLADYS SAENZ BENTO</text:p>
          <text:p text:style-name="P2">RUA NICOLAU MAURO, 321<text:span text:style-name="T1"> - CENTRO - </text:span></text:p>
          <text:p text:style-name="P4"><text:span text:style-name="T2">CEP: </text:span>13520-000<text:span text:style-name="T1"> - SÃO PEDRO - SP</text:span></text:p>
          <text:p text:style-name="P2"/>
          <text:p text:style-name="P3"/>
          <text:p text:style-name="P5">GABRIELA GLADYS SAENZ BENTO</text:p>
          <text:p text:style-name="P2">RUA NICOLAU MAURO, 321<text:span text:style-name="T1"> - CENTRO - </text:span></text:p>
          <text:p text:style-name="P6"><text:span text:style-name="T2">CEP: </text:span>13520-000<text:span text:style-name="T1"> - SÃO PEDRO - SP</text:span></text:p>
        </draw:text-box>
      </draw:frame>
      <draw:frame draw:style-name="fr1" draw:name="Quadro13" text:anchor-type="page" text:anchor-page-number="25" svg:x="0.953cm" svg:y="0cm" svg:width="7.99cm" svg:height="6.001cm" draw:z-index="12">
        <draw:text-box>
          <text:p text:style-name="P2"/>
          <text:p text:style-name="P3">FERNANDA OZORES POLACOW</text:p>
          <text:p text:style-name="P2">RUA JOSÉ PINTO DE ALMEIDA, 801<text:span text:style-name="T1"> - CIDADE ALTA - AP-152</text:span></text:p>
          <text:p text:style-name="P4"><text:span text:style-name="T2">CEP: </text:span>13419-000<text:span text:style-name="T1"> - PIRACICABA - SP</text:span></text:p>
          <text:p text:style-name="P2"/>
          <text:p text:style-name="P3"/>
          <text:p text:style-name="P5">FERNANDA OZORES POLACOW</text:p>
          <text:p text:style-name="P2">RUA JOSÉ PINTO DE ALMEIDA, 801<text:span text:style-name="T1"> - CIDADE ALTA - AP-152</text:span></text:p>
          <text:p text:style-name="P6"><text:span text:style-name="T2">CEP: </text:span>13419-000<text:span text:style-name="T1"> - PIRACICABA - SP</text:span></text:p>
        </draw:text-box>
      </draw:frame>
      <draw:frame draw:style-name="fr1" draw:name="Quadro12" text:anchor-type="page" text:anchor-page-number="23" svg:x="0.953cm" svg:y="0cm" svg:width="7.99cm" svg:height="6.001cm" draw:z-index="11">
        <draw:text-box>
          <text:p text:style-name="P2"/>
          <text:p text:style-name="P3">FELIPE LINO DE OLIVEIRA</text:p>
          <text:p text:style-name="P2">RUA SÃO JOÃO, 24<text:span text:style-name="T1"> - CIDADE ALTA - </text:span></text:p>
          <text:p text:style-name="P4"><text:span text:style-name="T2">CEP: </text:span>13416-585<text:span text:style-name="T1"> - PIRACICABA - SP</text:span></text:p>
          <text:p text:style-name="P2"/>
          <text:p text:style-name="P3"/>
          <text:p text:style-name="P5">FELIPE LINO DE OLIVEIRA</text:p>
          <text:p text:style-name="P2">RUA SÃO JOÃO, 24<text:span text:style-name="T1"> - CIDADE ALTA - </text:span></text:p>
          <text:p text:style-name="P6"><text:span text:style-name="T2">CEP: </text:span>13416-585<text:span text:style-name="T1"> - PIRACICABA - SP</text:span></text:p>
        </draw:text-box>
      </draw:frame>
      <draw:frame draw:style-name="fr1" draw:name="Quadro11" text:anchor-type="page" text:anchor-page-number="21" svg:x="0.953cm" svg:y="0cm" svg:width="7.99cm" svg:height="6.001cm" draw:z-index="10">
        <draw:text-box>
          <text:p text:style-name="P2"/>
          <text:p text:style-name="P3">ESTELA MARIA DA COSTA PINTO</text:p>
          <text:p text:style-name="P2">RUA LUIZ GUIDOTTI, 295<text:span text:style-name="T1"> - SANTA RITA - </text:span></text:p>
          <text:p text:style-name="P4"><text:span text:style-name="T2">CEP: </text:span>13423-300<text:span text:style-name="T1"> - PIRACICABA - SP</text:span></text:p>
          <text:p text:style-name="P2"/>
          <text:p text:style-name="P3"/>
          <text:p text:style-name="P5">ESTELA MARIA DA COSTA PINTO</text:p>
          <text:p text:style-name="P2">RUA LUIZ GUIDOTTI, 295<text:span text:style-name="T1"> - SANTA RITA - </text:span></text:p>
          <text:p text:style-name="P6"><text:span text:style-name="T2">CEP: </text:span>13423-300<text:span text:style-name="T1"> - PIRACICABA - SP</text:span></text:p>
        </draw:text-box>
      </draw:frame>
      <draw:frame draw:style-name="fr1" draw:name="Quadro10" text:anchor-type="page" text:anchor-page-number="19" svg:x="0.953cm" svg:y="0cm" svg:width="7.99cm" svg:height="6.001cm" draw:z-index="9">
        <draw:text-box>
          <text:p text:style-name="P2"/>
          <text:p text:style-name="P3">ERIVALDO CELESTINO DOS SANTOS</text:p>
          <text:p text:style-name="P2">RUA ADOLFO RODRIGUES, 210<text:span text:style-name="T1"> - JARDIM PARQUE JUPIÁ - BL-5 – AP-03</text:span></text:p>
          <text:p text:style-name="P4"><text:span text:style-name="T2">CEP: </text:span>13403-338<text:span text:style-name="T1"> - PIRACICABA - SP</text:span></text:p>
          <text:p text:style-name="P2"/>
          <text:p text:style-name="P3"/>
          <text:p text:style-name="P5">ERIVALDO CELESTINO DOS SANTOS</text:p>
          <text:p text:style-name="P2">RUA ADOLFO RODRIGUES, 210<text:span text:style-name="T1"> - JARDIM PARQUE JUPIÁ - BL-5 – AP-03</text:span></text:p>
          <text:p text:style-name="P6"><text:span text:style-name="T2">CEP: </text:span>13403-338<text:span text:style-name="T1"> - PIRACICABA - SP</text:span></text:p>
        </draw:text-box>
      </draw:frame>
      <draw:frame draw:style-name="fr1" draw:name="Quadro9" text:anchor-type="page" text:anchor-page-number="17" svg:x="0.953cm" svg:y="0cm" svg:width="7.99cm" svg:height="6.001cm" draw:z-index="8">
        <draw:text-box>
          <text:p text:style-name="P2"/>
          <text:p text:style-name="P3">DRIELE ALVES DE ARAUJO</text:p>
          <text:p text:style-name="P2">RUA RAUL BERTAN, 113<text:span text:style-name="T1"> - JUPIÁ - SANTIN</text:span></text:p>
          <text:p text:style-name="P4"><text:span text:style-name="T2">CEP: </text:span>13403-354<text:span text:style-name="T1"> - PIRACICABA - SP</text:span></text:p>
          <text:p text:style-name="P2"/>
          <text:p text:style-name="P3"/>
          <text:p text:style-name="P5">DRIELE ALVES DE ARAUJO</text:p>
          <text:p text:style-name="P2">RUA RAUL BERTAN, 113<text:span text:style-name="T1"> - JUPIÁ - SANTIN</text:span></text:p>
          <text:p text:style-name="P6"><text:span text:style-name="T2">CEP: </text:span>13403-354<text:span text:style-name="T1"> - PIRACICABA - SP</text:span></text:p>
        </draw:text-box>
      </draw:frame>
      <draw:frame draw:style-name="fr1" draw:name="Quadro8" text:anchor-type="page" text:anchor-page-number="15" svg:x="0.953cm" svg:y="0cm" svg:width="7.99cm" svg:height="6.001cm" draw:z-index="7">
        <draw:text-box>
          <text:p text:style-name="P2"/>
          <text:p text:style-name="P3">DANIELE MARTINS VIEIRA PINTO</text:p>
          <text:p text:style-name="P2">RUA RIO GRANDE DO NORTE, 304<text:span text:style-name="T1"> - PIRACICAMIRIM - </text:span></text:p>
          <text:p text:style-name="P4"><text:span text:style-name="T2">CEP: </text:span>13.420-500<text:span text:style-name="T1"> - PIRACICABA - SP</text:span></text:p>
          <text:p text:style-name="P2"/>
          <text:p text:style-name="P3"/>
          <text:p text:style-name="P5">DANIELE MARTINS VIEIRA PINTO</text:p>
          <text:p text:style-name="P2">RUA RIO GRANDE DO NORTE, 304<text:span text:style-name="T1"> - PIRACICAMIRIM - </text:span></text:p>
          <text:p text:style-name="P6"><text:span text:style-name="T2">CEP: </text:span>13.420-500<text:span text:style-name="T1"> - PIRACICABA - SP</text:span></text:p>
        </draw:text-box>
      </draw:frame>
      <draw:frame draw:style-name="fr1" draw:name="Quadro7" text:anchor-type="page" text:anchor-page-number="13" svg:x="0.953cm" svg:y="0cm" svg:width="7.99cm" svg:height="6.001cm" draw:z-index="6">
        <draw:text-box>
          <text:p text:style-name="P2"/>
          <text:p text:style-name="P3">DAISY APARECIDA IZIDORO</text:p>
          <text:p text:style-name="P2">RUA IBIRA, 184<text:span text:style-name="T1"> - JARDIM TATUAPE - </text:span></text:p>
          <text:p text:style-name="P4"><text:span text:style-name="T2">CEP: </text:span>13401-477<text:span text:style-name="T1"> - PIRACICABA - SP</text:span></text:p>
          <text:p text:style-name="P2"/>
          <text:p text:style-name="P3"/>
          <text:p text:style-name="P5">DAISY APARECIDA IZIDORO</text:p>
          <text:p text:style-name="P2">RUA IBIRA, 184<text:span text:style-name="T1"> - JARDIM TATUAPE - </text:span></text:p>
          <text:p text:style-name="P6"><text:span text:style-name="T2">CEP: </text:span>13401-477<text:span text:style-name="T1"> - PIRACICABA - SP</text:span></text:p>
        </draw:text-box>
      </draw:frame>
      <draw:frame draw:style-name="fr1" draw:name="Quadro6" text:anchor-type="page" text:anchor-page-number="11" svg:x="0.953cm" svg:y="0cm" svg:width="7.99cm" svg:height="6.001cm" draw:z-index="5">
        <draw:text-box>
          <text:p text:style-name="P2"/>
          <text:p text:style-name="P3">CRISTINA DOS SANTOS SILVEIRA</text:p>
          <text:p text:style-name="P2">AVENIDA AURELIANO FERNANDES DE ARAÚJO NETO, 571<text:span text:style-name="T1"> - VALE DO SOL - BL-18 – AP-12</text:span></text:p>
          <text:p text:style-name="P4"><text:span text:style-name="T2">CEP: </text:span>13406-054<text:span text:style-name="T1"> - PIRACICABA - SP</text:span></text:p>
          <text:p text:style-name="P2"/>
          <text:p text:style-name="P3"/>
          <text:p text:style-name="P5">CRISTINA DOS SANTOS SILVEIRA</text:p>
          <text:p text:style-name="P2">AVENIDA AURELIANO FERNANDES DE ARAÚJO NETO, 571<text:span text:style-name="T1"> - VALE DO SOL - BL-18 – AP-12</text:span></text:p>
          <text:p text:style-name="P6"><text:span text:style-name="T2">CEP: </text:span>13406-054<text:span text:style-name="T1"> - PIRACICABA - SP</text:span></text:p>
        </draw:text-box>
      </draw:frame>
      <draw:frame draw:style-name="fr1" draw:name="Quadro5" text:anchor-type="page" text:anchor-page-number="9" svg:x="0.953cm" svg:y="0cm" svg:width="7.99cm" svg:height="6.001cm" draw:z-index="4">
        <draw:text-box>
          <text:p text:style-name="P2"/>
          <text:p text:style-name="P3">CLAUDIA DAS GRACAS ASSINE SILVA</text:p>
          <text:p text:style-name="P2">RUA HUMBERTO D'ABRONZO, 346<text:span text:style-name="T1"> - JARDIM ALGODOAL - </text:span></text:p>
          <text:p text:style-name="P4"><text:span text:style-name="T2">CEP: </text:span>13405-414<text:span text:style-name="T1"> - PIRACICABA - SP</text:span></text:p>
          <text:p text:style-name="P2"/>
          <text:p text:style-name="P3"/>
          <text:p text:style-name="P5">CLAUDIA DAS GRACAS ASSINE SILVA</text:p>
          <text:p text:style-name="P2">RUA HUMBERTO D'ABRONZO, 346<text:span text:style-name="T1"> - JARDIM ALGODOAL - </text:span></text:p>
          <text:p text:style-name="P6"><text:span text:style-name="T2">CEP: </text:span>13405-414<text:span text:style-name="T1"> - PIRACICABA - SP</text:span></text:p>
        </draw:text-box>
      </draw:frame>
      <draw:frame draw:style-name="fr1" draw:name="Quadro4" text:anchor-type="page" text:anchor-page-number="7" svg:x="0.953cm" svg:y="0cm" svg:width="7.99cm" svg:height="6.001cm" draw:z-index="3">
        <draw:text-box>
          <text:p text:style-name="P2"/>
          <text:p text:style-name="P3">AUREA OSCARLINA CHISSINI SARTO</text:p>
          <text:p text:style-name="P2">AVENIDA VITAL BRASIL, 214<text:span text:style-name="T1"> - VILA AREÃO - </text:span></text:p>
          <text:p text:style-name="P4"><text:span text:style-name="T2">CEP: </text:span>13414-044<text:span text:style-name="T1"> - PIRACICABA - SP</text:span></text:p>
          <text:p text:style-name="P2"/>
          <text:p text:style-name="P3"/>
          <text:p text:style-name="P5">AUREA OSCARLINA CHISSINI SARTO</text:p>
          <text:p text:style-name="P2">AVENIDA VITAL BRASIL, 214<text:span text:style-name="T1"> - VILA AREÃO - </text:span></text:p>
          <text:p text:style-name="P6"><text:span text:style-name="T2">CEP: </text:span>13414-044<text:span text:style-name="T1"> - PIRACICABA - SP</text:span></text:p>
        </draw:text-box>
      </draw:frame>
      <draw:frame draw:style-name="fr1" draw:name="Quadro3" text:anchor-type="page" text:anchor-page-number="5" svg:x="0.953cm" svg:y="0cm" svg:width="7.99cm" svg:height="6.001cm" draw:z-index="2">
        <draw:text-box>
          <text:p text:style-name="P2"/>
          <text:p text:style-name="P3">ALINE CRISTIANE ZEM NICOLAI</text:p>
          <text:p text:style-name="P2">RUA RUA DINAH FERRAZ BACHI, 96<text:span text:style-name="T1"> - DOIS CORREGOS - </text:span></text:p>
          <text:p text:style-name="P4"><text:span text:style-name="T2">CEP: </text:span>13420-831<text:span text:style-name="T1"> - PIRACICABA - SP</text:span></text:p>
          <text:p text:style-name="P2"/>
          <text:p text:style-name="P3"/>
          <text:p text:style-name="P5">ALINE CRISTIANE ZEM NICOLAI</text:p>
          <text:p text:style-name="P2">RUA RUA DINAH FERRAZ BACHI, 96<text:span text:style-name="T1"> - DOIS CORREGOS - </text:span></text:p>
          <text:p text:style-name="P6"><text:span text:style-name="T2">CEP: </text:span>13420-831<text:span text:style-name="T1"> - PIRACICABA - SP</text:span></text:p>
        </draw:text-box>
      </draw:frame>
      <draw:frame draw:style-name="fr1" draw:name="Quadro2" text:anchor-type="page" text:anchor-page-number="3" svg:x="0.953cm" svg:y="0cm" svg:width="7.99cm" svg:height="6.001cm" draw:z-index="1">
        <draw:text-box>
          <text:p text:style-name="P2"/>
          <text:p text:style-name="P3">ALBERTINA APARECIDA DE SOUZA CARNEIRO</text:p>
          <text:p text:style-name="P2">RUA PROFESSOR HÉLIO PENTEADO DE CASTRO, 590<text:span text:style-name="T1"> - NOVA AMÉRICA - </text:span></text:p>
          <text:p text:style-name="P4"><text:span text:style-name="T2">CEP: </text:span>13417-740<text:span text:style-name="T1"> - PIRACICABA - SP</text:span></text:p>
          <text:p text:style-name="P2"/>
          <text:p text:style-name="P3"/>
          <text:p text:style-name="P5">ALBERTINA APARECIDA DE SOUZA CARNEIRO</text:p>
          <text:p text:style-name="P2">RUA PROFESSOR HÉLIO PENTEADO DE CASTRO, 590<text:span text:style-name="T1"> - NOVA AMÉRICA - </text:span></text:p>
          <text:p text:style-name="P6"><text:span text:style-name="T2">CEP: </text:span>13417-740<text:span text:style-name="T1"> - PIRACICABA - SP</text:span></text:p>
        </draw:text-box>
      </draw:frame>
      <draw:frame draw:style-name="fr1" draw:name="Quadro1" text:anchor-type="page" text:anchor-page-number="1" svg:x="0.953cm" svg:y="0cm" svg:width="7.99cm" svg:height="6.001cm" draw:z-index="0">
        <draw:text-box>
          <text:p text:style-name="P2"/>
          <text:p text:style-name="P3">ADELVANA BARBOSA CARVALHO SILVA</text:p>
          <text:p text:style-name="P2">RUA HIBISCO, 198<text:span text:style-name="T1"> - JARDIM SANTA IGNÊS II - </text:span></text:p>
          <text:p text:style-name="P4"><text:span text:style-name="T2">CEP: </text:span>13422-750<text:span text:style-name="T1"> - PIRACICABA - SP</text:span></text:p>
          <text:p text:style-name="P2"/>
          <text:p text:style-name="P3"/>
          <text:p text:style-name="P5">ADELVANA BARBOSA CARVALHO SILVA</text:p>
          <text:p text:style-name="P2">RUA HIBISCO, 198<text:span text:style-name="T1"> - JARDIM SANTA IGNÊS II - </text:span></text:p>
          <text:p text:style-name="P6"><text:span text:style-name="T2">CEP: </text:span>13422-750<text:span text:style-name="T1"> - PIRACICABA - SP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9.999cm" svg:height="6.001cm" text:anchor-type="as-char" svg:y="0cm" fo:margin-left="0cm" fo:margin-right="0cm" fo:margin-top="0cm" fo:margin-bottom="0cm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999cm" fo:page-height="6.001cm" style:num-format="" style:paper-tray-name="Manual feed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3-17T16:06:30.956866800</meta:creation-date>
    <dc:date>2026-03-17T16:08:17.283553100</dc:date>
    <meta:editing-cycles>3</meta:editing-cycles>
    <meta:editing-duration>PT1M33S</meta:editing-duration>
    <meta:document-statistic meta:table-count="0" meta:image-count="0" meta:object-count="0" meta:page-count="63" meta:paragraph-count="192" meta:word-count="1250" meta:character-count="6934" meta:non-whitespace-character-count="5822"/>
  </office:meta>
</office:document-meta>
</file>